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office:version="1.2">
  <office:automatic-styles/>
  <office:body>
    <office:spreadsheet>
      <table:table table:name="DataSheet">
        <table:table-row>
          <table:table-cell office:value-type="string">
            <text:p>keyAdded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addKey</text:p>
          </table:table-cell>
          <table:table-cell office:value-type="string">
            <text:p>tags</text:p>
          </table:table-cell>
          <table:table-cell office:value-type="string">
            <text:p>base_buildtime</text:p>
          </table:table-cell>
          <table:table-cell office:value-type="string">
            <text:p>icon</text:p>
          </table:table-cell>
          <table:table-cell office:value-type="string">
            <text:p>cost</text:p>
          </table:table-cell>
          <table:table-cell office:value-type="string">
            <text:p>required_resources</text:p>
          </table:table-cell>
          <table:table-cell office:value-type="string">
            <text:p>ai_replace</text:p>
          </table:table-cell>
          <table:table-cell office:value-type="string">
            <text:p>potenti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llow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produces_resourc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produced_resource_trigger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triggered_planet_modifier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i_allow</text:p>
          </table:table-cell>
          <table:table-cell office:value-type="string">
            <text:p/>
          </table:table-cell>
          <table:table-cell office:value-type="string">
            <text:p>ai_weight</text:p>
          </table:table-cell>
          <table:table-cell office:value-type="string">
            <text:p>prerequisites</text:p>
          </table:table-cell>
          <table:table-cell office:value-type="string">
            <text:p>adjacency_bonu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destroy_if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planet_modifier_with_pop_trigger</text:p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erals</text:p>
          </table:table-cell>
          <table:table-cell office:value-type="string">
            <text:p>energy</text:p>
          </table:table-cell>
          <table:table-cell office:value-type="string">
            <text:p/>
          </table:table-cell>
          <table:table-cell office:value-type="string">
            <text:p>plane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wner_is_gestalt_consciousness</text:p>
          </table:table-cell>
          <table:table-cell office:value-type="string">
            <text:p>owner_is_xenophile</text:p>
          </table:table-cell>
          <table:table-cell office:value-type="string">
            <text:p>owner</text:p>
          </table:table-cell>
          <table:table-cell office:value-type="string">
            <text:p>owner_is_machine_empire</text:p>
          </table:table-cell>
          <table:table-cell office:value-type="string">
            <text:p>requires_capital_1</text:p>
          </table:table-cell>
          <table:table-cell office:value-type="string">
            <text:p>requires_lithium</text:p>
          </table:table-cell>
          <table:table-cell office:value-type="string">
            <text:p>requires_rare_metals</text:p>
          </table:table-cell>
          <table:table-cell office:value-type="string">
            <text:p>requires_chromium</text:p>
          </table:table-cell>
          <table:table-cell office:value-type="string">
            <text:p>requires_exotic_spices</text:p>
          </table:table-cell>
          <table:table-cell office:value-type="string">
            <text:p>requires_archeological_remains</text:p>
          </table:table-cell>
          <table:table-cell office:value-type="string">
            <text:p>requires_biofuels</text:p>
          </table:table-cell>
          <table:table-cell office:value-type="string">
            <text:p>requires_bandersnatchi</text:p>
          </table:table-cell>
          <table:table-cell office:value-type="string">
            <text:p>requires_betharian_stone</text:p>
          </table:table-cell>
          <table:table-cell office:value-type="string">
            <text:p>requires_engos_vapor</text:p>
          </table:table-cell>
          <table:table-cell office:value-type="string">
            <text:p>requires_pitharan_dust</text:p>
          </table:table-cell>
          <table:table-cell office:value-type="string">
            <text:p>requires_satramene_gas</text:p>
          </table:table-cell>
          <table:table-cell office:value-type="string">
            <text:p>requires_hivaron_stone</text:p>
          </table:table-cell>
          <table:table-cell office:value-type="string">
            <text:p>requires_iron_wood</text:p>
          </table:table-cell>
          <table:table-cell office:value-type="string">
            <text:p>requires_terraforming_bacteria</text:p>
          </table:table-cell>
          <table:table-cell office:value-type="string">
            <text:p>requires_zinorine</text:p>
          </table:table-cell>
          <table:table-cell office:value-type="string">
            <text:p>requires_ventium</text:p>
          </table:table-cell>
          <table:table-cell office:value-type="string">
            <text:p>requires_smartmetal</text:p>
          </table:table-cell>
          <table:table-cell office:value-type="string">
            <text:p>requires_sactajenian</text:p>
          </table:table-cell>
          <table:table-cell office:value-type="string">
            <text:p>minerals</text:p>
          </table:table-cell>
          <table:table-cell office:value-type="string">
            <text:p>energy</text:p>
          </table:table-cell>
          <table:table-cell office:value-type="string">
            <text:p>society_research</text:p>
          </table:table-cell>
          <table:table-cell office:value-type="string">
            <text:p>food</text:p>
          </table:table-cell>
          <table:table-cell office:value-type="string">
            <text:p>physics_research</text:p>
          </table:table-cell>
          <table:table-cell office:value-type="string">
            <text:p>engineering_research</text:p>
          </table:table-cell>
          <table:table-cell office:value-type="string">
            <text:p>modifier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NUM</text:p>
          </table:table-cell>
          <table:table-cell office:value-type="string">
            <text:p>potenti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odifier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has_resource</text:p>
          </table:table-cell>
          <table:table-cell office:value-type="string">
            <text:p/>
          </table:table-cell>
          <table:table-cell office:value-type="string">
            <text:p>weight</text:p>
          </table:table-cell>
          <table:table-cell office:value-type="string">
            <text:p/>
          </table:table-cell>
          <table:table-cell office:value-type="string">
            <text:p>tile_building_resource_society_research_add</text:p>
          </table:table-cell>
          <table:table-cell office:value-type="string">
            <text:p>tile_building_resource_energy_add</text:p>
          </table:table-cell>
          <table:table-cell office:value-type="string">
            <text:p>tile_building_resource_minerals_add</text:p>
          </table:table-cell>
          <table:table-cell office:value-type="string">
            <text:p>tile_building_resource_physics_research_add</text:p>
          </table:table-cell>
          <table:table-cell office:value-type="string">
            <text:p>tile_building_resource_engineering_research_add</text:p>
          </table:table-cell>
          <table:table-cell office:value-type="string">
            <text:p>exists</text:p>
          </table:table-cell>
          <table:table-cell office:value-type="string">
            <text:p>OR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wner_is_gestalt_consciousness</text:p>
          </table:table-cell>
          <table:table-cell office:value-type="string">
            <text:p>owner_is_machine_empire</text:p>
          </table:table-cell>
          <table:table-cell office:value-type="string">
            <text:p>potential</text:p>
          </table:table-cell>
          <table:table-cell office:value-type="string">
            <text:p>modifier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has_sr_lithium</text:p>
          </table:table-cell>
          <table:table-cell office:value-type="string">
            <text:p>has_sr_rare_metals</text:p>
          </table:table-cell>
          <table:table-cell office:value-type="string">
            <text:p>has_sr_chromium</text:p>
          </table:table-cell>
          <table:table-cell office:value-type="string">
            <text:p>has_sr_exotic_spices</text:p>
          </table:table-cell>
          <table:table-cell office:value-type="string">
            <text:p>has_sr_archeological_remains</text:p>
          </table:table-cell>
          <table:table-cell office:value-type="string">
            <text:p>has_sr_biofuels</text:p>
          </table:table-cell>
          <table:table-cell office:value-type="string">
            <text:p>has_sr_bandersnatchi</text:p>
          </table:table-cell>
          <table:table-cell office:value-type="string">
            <text:p>has_sr_betharian_stone</text:p>
          </table:table-cell>
          <table:table-cell office:value-type="string">
            <text:p>has_sr_engos_vapor</text:p>
          </table:table-cell>
          <table:table-cell office:value-type="string">
            <text:p>has_sr_pitharan_dust</text:p>
          </table:table-cell>
          <table:table-cell office:value-type="string">
            <text:p>has_sr_satramene_gas</text:p>
          </table:table-cell>
          <table:table-cell office:value-type="string">
            <text:p>has_sr_hivaron_stone</text:p>
          </table:table-cell>
          <table:table-cell office:value-type="string">
            <text:p>has_sr_iron_wood</text:p>
          </table:table-cell>
          <table:table-cell office:value-type="string">
            <text:p>has_sr_terraforming_bacteria</text:p>
          </table:table-cell>
          <table:table-cell office:value-type="string">
            <text:p>has_sr_zinorine</text:p>
          </table:table-cell>
          <table:table-cell office:value-type="string">
            <text:p>has_sr_ventium</text:p>
          </table:table-cell>
          <table:table-cell office:value-type="string">
            <text:p>has_sr_smartmetal</text:p>
          </table:table-cell>
          <table:table-cell office:value-type="string">
            <text:p>has_sr_sactajen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has_policy_flag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NUM</text:p>
          </table:table-cell>
          <table:table-cell office:value-type="string">
            <text:p>owner_is_machine_empire</text:p>
          </table:table-cell>
          <table:table-cell office:value-type="string">
            <text:p>NO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resourc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wner_is_gestalt_consciousness</text:p>
          </table:table-cell>
          <table:table-cell office:value-type="string">
            <text:p>owner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wner_is_hive_mind_empire</text:p>
          </table:table-cell>
          <table:table-cell office:value-type="string">
            <text:p>owner_is_xenophile</text:p>
          </table:table-cell>
          <table:table-cell office:value-type="string">
            <text:p>owner_is_xenophobe</text:p>
          </table:table-cell>
          <table:table-cell office:value-type="string">
            <text:p>owner_is_egalitarian</text:p>
          </table:table-cell>
          <table:table-cell office:value-type="string">
            <text:p>owner_is_authoritarian</text:p>
          </table:table-cell>
          <table:table-cell office:value-type="string">
            <text:p>planet</text:p>
          </table:table-cell>
          <table:table-cell office:value-type="string">
            <text:p>owner_is_pacifist</text:p>
          </table:table-cell>
          <table:table-cell office:value-type="string">
            <text:p>owner_is_materialist</text:p>
          </table:table-cell>
          <table:table-cell office:value-type="string">
            <text:p>owner_is_militarist</text:p>
          </table:table-cell>
          <table:table-cell office:value-type="string">
            <text:p>is_gestalt_consciousness</text:p>
          </table:table-cell>
          <table:table-cell office:value-type="string">
            <text:p>owner_is_spiritualist</text:p>
          </table:table-cell>
          <table:table-cell office:value-type="string">
            <text:p/>
          </table:table-cell>
          <table:table-cell office:value-type="string">
            <text:p>owner_allows_robots</text:p>
          </table:table-cell>
          <table:table-cell office:value-type="string">
            <text:p>plane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wner_is_machine_empire</text:p>
          </table:table-cell>
          <table:table-cell office:value-type="string">
            <text:p>owner_is_hive_mind_empire</text:p>
          </table:table-cell>
          <table:table-cell office:value-type="string">
            <text:p>owner_is_xenophile</text:p>
          </table:table-cell>
          <table:table-cell office:value-type="string">
            <text:p>owner_is_xenophobe</text:p>
          </table:table-cell>
          <table:table-cell office:value-type="string">
            <text:p>owner_is_gestalt_consciousness</text:p>
          </table:table-cell>
          <table:table-cell office:value-type="string">
            <text:p>owner_is_egalitarian</text:p>
          </table:table-cell>
          <table:table-cell office:value-type="string">
            <text:p>owner_is_authoritarian</text:p>
          </table:table-cell>
          <table:table-cell office:value-type="string">
            <text:p>owner_is_pacifist</text:p>
          </table:table-cell>
          <table:table-cell office:value-type="string">
            <text:p>owner_is_materialist</text:p>
          </table:table-cell>
          <table:table-cell office:value-type="string">
            <text:p>owner_is_militarist</text:p>
          </table:table-cell>
          <table:table-cell office:value-type="string">
            <text:p>owner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is_gestalt_consciousness</text:p>
          </table:table-cell>
          <table:table-cell office:value-type="string">
            <text:p>owner_is_spiritualist</text:p>
          </table:table-cell>
          <table:table-cell office:value-type="string">
            <text:p>pop_robot_upkeep_mult</text:p>
          </table:table-cell>
          <table:table-cell office:value-type="string">
            <text:p>pop_robot_build_cost</text:p>
          </table:table-cell>
          <table:table-cell office:value-type="string">
            <text:p>pop_consumer_goods_add</text:p>
          </table:table-cell>
          <table:table-cell office:value-type="string">
            <text:p>planet_migration_xeno_pull</text:p>
          </table:table-cell>
          <table:table-cell office:value-type="string">
            <text:p>pop_xenophile_ethic_attraction</text:p>
          </table:table-cell>
          <table:table-cell office:value-type="string">
            <text:p>planet_unrest_add</text:p>
          </table:table-cell>
          <table:table-cell office:value-type="string">
            <text:p>pop_happiness</text:p>
          </table:table-cell>
          <table:table-cell office:value-type="string">
            <text:p>pop_ethic_xenophone_attraction_mult</text:p>
          </table:table-cell>
          <table:table-cell office:value-type="string">
            <text:p>pop_environment_tolerance</text:p>
          </table:table-cell>
          <table:table-cell office:value-type="string">
            <text:p>pop_growth_req</text:p>
          </table:table-cell>
          <table:table-cell office:value-type="string">
            <text:p>pop_government_ethic_attraction</text:p>
          </table:table-cell>
          <table:table-cell office:value-type="string">
            <text:p>pop_resource_output</text:p>
          </table:table-cell>
          <table:table-cell office:value-type="string">
            <text:p>pop_slave_resource_output</text:p>
          </table:table-cell>
          <table:table-cell office:value-type="string">
            <text:p>country_unrest_unhappy_slave_effect_mult</text:p>
          </table:table-cell>
          <table:table-cell office:value-type="string">
            <text:p>pop_ethic_authoritarian_attraction_mult</text:p>
          </table:table-cell>
          <table:table-cell office:value-type="string">
            <text:p>pop_food_add</text:p>
          </table:table-cell>
          <table:table-cell office:value-type="string">
            <text:p>tile_resource_food_mult</text:p>
          </table:table-cell>
          <table:table-cell office:value-type="string">
            <text:p>tile_resource_unity_mult</text:p>
          </table:table-cell>
          <table:table-cell office:value-type="string">
            <text:p>pop_ethic_pacifist_attraction_mult</text:p>
          </table:table-cell>
          <table:table-cell office:value-type="string">
            <text:p>pop_energy_add</text:p>
          </table:table-cell>
          <table:table-cell office:value-type="string">
            <text:p>planet_building_cost_mult</text:p>
          </table:table-cell>
          <table:table-cell office:value-type="string">
            <text:p>terraforming_cost_mult</text:p>
          </table:table-cell>
          <table:table-cell office:value-type="string">
            <text:p>tile_resource_physics_research_mult</text:p>
          </table:table-cell>
          <table:table-cell office:value-type="string">
            <text:p>pop_ethic_materialist_attraction</text:p>
          </table:table-cell>
          <table:table-cell office:value-type="string">
            <text:p>army_attack_damage_mult</text:p>
          </table:table-cell>
          <table:table-cell office:value-type="string">
            <text:p>army_defense_damage_mult</text:p>
          </table:table-cell>
          <table:table-cell office:value-type="string">
            <text:p>planet_army_build_speed_mult</text:p>
          </table:table-cell>
          <table:table-cell office:value-type="string">
            <text:p>planet_army_build_cost</text:p>
          </table:table-cell>
          <table:table-cell office:value-type="string">
            <text:p>pop_ethic_militarist_attraction_mult</text:p>
          </table:table-cell>
          <table:table-cell office:value-type="string">
            <text:p>pop_robot_build_speed_mult</text:p>
          </table:table-cell>
          <table:table-cell office:value-type="string">
            <text:p>pop_ethic_spiritualist_attraction</text:p>
          </table:table-cell>
          <table:table-cell office:value-type="string">
            <text:p>planet_migration_all_pull</text:p>
          </table:table-cell>
          <table:table-cell office:value-type="string">
            <text:p>type</text:p>
          </table:table-cell>
          <table:table-cell office:value-type="string">
            <text:p>amoun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wner_is_gestalt_consciousness</text:p>
          </table:table-cell>
          <table:table-cell office:value-type="string">
            <text:p>owner_is_xenophile</text:p>
          </table:table-cell>
          <table:table-cell office:value-type="string">
            <text:p>owner</text:p>
          </table:table-cell>
          <table:table-cell office:value-type="string">
            <text:p>owner_is_machine_empir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R</text:p>
          </table:table-cell>
          <table:table-cell office:value-type="string">
            <text:p>pop_resource_output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wner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planet</text:p>
          </table:table-cell>
          <table:table-cell office:value-type="string">
            <text:p/>
          </table:table-cell>
          <table:table-cell office:value-type="string">
            <text:p>minerals</text:p>
          </table:table-cell>
          <table:table-cell office:value-type="string">
            <text:p>energy</text:p>
          </table:table-cell>
          <table:table-cell office:value-type="string">
            <text:p>food</text:p>
          </table:table-cell>
          <table:table-cell office:value-type="string">
            <text:p>society_research</text:p>
          </table:table-cell>
          <table:table-cell office:value-type="string">
            <text:p>unity</text:p>
          </table:table-cell>
          <table:table-cell office:value-type="string">
            <text:p>physics_research</text:p>
          </table:table-cell>
          <table:table-cell office:value-type="string">
            <text:p>engineering_research</text:p>
          </table:table-cell>
          <table:table-cell office:value-type="string">
            <text:p/>
          </table:table-cell>
          <table:table-cell office:value-type="string">
            <text:p>OR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is_gestalt_consciousness</text:p>
          </table:table-cell>
          <table:table-cell office:value-type="string">
            <text:p>has_policy_flag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ny_owned_pop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ny_owned_pop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R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has_policy_flag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has_trait</text:p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R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ny_owned_pop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ND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is_enslaved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is_robot_pop</text:p>
          </table:table-cell>
          <table:table-cell office:value-type="string">
            <text:p>is_enslaved</text:p>
          </table:table-cell>
          <table:table-cell office:value-type="string">
            <text:p>OR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ND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ND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R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NUM</text:p>
          </table:table-cell>
          <table:table-cell office:value-type="string">
            <text:p>is_ai</text:p>
          </table:table-cell>
          <table:table-cell office:value-type="string">
            <text:p>has_policy_flag</text:p>
          </table:table-cell>
          <table:table-cell office:value-type="string">
            <text:p>OR</text:p>
          </table:table-cell>
          <table:table-cell office:value-type="string">
            <text:p>is_gestalt_consciousnes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has_slavery_type</text:p>
          </table:table-cell>
          <table:table-cell office:value-type="string">
            <text:p>has_purge_typ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NUM</text:p>
          </table:table-cell>
          <table:table-cell office:value-type="string">
            <text:p>is_ai</text:p>
          </table:table-cell>
          <table:table-cell office:value-type="string">
            <text:p>is_gestalt_consciousness</text:p>
          </table:table-cell>
          <table:table-cell office:value-type="string">
            <text:p>has_policy_flag</text:p>
          </table:table-cell>
          <table:table-cell office:value-type="string">
            <text:p>OR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NUM</text:p>
          </table:table-cell>
          <table:table-cell office:value-type="string">
            <text:p>is_ai</text:p>
          </table:table-cell>
          <table:table-cell office:value-type="string">
            <text:p>has_policy_flag</text:p>
          </table:table-cell>
          <table:table-cell office:value-type="string">
            <text:p>OR</text:p>
          </table:table-cell>
          <table:table-cell office:value-type="string">
            <text:p>has_slavery_type</text:p>
          </table:table-cell>
          <table:table-cell office:value-type="string">
            <text:p>has_purge_typ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has_ai_personality_behaviour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type</text:p>
          </table:table-cell>
          <table:table-cell office:value-type="string">
            <text:p>typ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has_ai_personality_behaviour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has_ai_personality_behaviour</text:p>
          </table:table-cell>
          <table:table-cell office:value-type="string">
            <text:p>type</text:p>
          </table:table-cell>
          <table:table-cell office:value-type="string">
            <text:p>typ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building_lithium_processor</text:p>
          </table:table-cell>
          <table:table-cell office:value-type="string">
            <text:p>{ special_resource_building }</text:p>
          </table:table-cell>
          <table:table-cell office:value-type="string">
            <text:p>240</text:p>
          </table:table-cell>
          <table:table-cell office:value-type="string">
            <text:p>"building_betharian_power_plant_1"</text:p>
          </table:table-cell>
          <table:table-cell office:value-type="string">
            <text:p>150</text:p>
          </table:table-cell>
          <table:table-cell office:value-type="string">
            <text:p>2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0-0</text:p>
          </table:table-cell>
          <table:table-cell office:value-type="string">
            <text:p>no</text:p>
          </table:table-cell>
          <table:table-cell office:value-type="string">
            <text:p>OCC0</text:p>
          </table:table-cell>
          <table:table-cell office:value-type="string">
            <text:p>no</text:p>
          </table:table-cell>
          <table:table-cell office:value-type="string">
            <text:p>robots_allowed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0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-0.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sr_lithium</text:p>
          </table:table-cell>
          <table:table-cell office:value-type="string">
            <text:p>&gt; 0</text:p>
          </table:table-cell>
          <table:table-cell office:value-type="string">
            <text:p>900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0-1</text:p>
          </table:table-cell>
          <table:table-cell office:value-type="string">
            <text:p/>
          </table:table-cell>
          <table:table-cell office:value-type="string">
            <text:p>OCC1-0</text:p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>robot_exploiter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-0.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0-2</text:p>
          </table:table-cell>
          <table:table-cell office:value-type="string">
            <text:p/>
          </table:table-cell>
          <table:table-cell office:value-type="string">
            <text:p>OCC1-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robot_liberator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-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</text:p>
          </table:table-cell>
          <table:table-cell office:value-type="string">
            <text:p>OCC0</text:p>
          </table:table-cell>
          <table:table-cell office:value-type="string">
            <text:p>no</text:p>
          </table:table-cell>
          <table:table-cell office:value-type="string">
            <text:p>robots_allowed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-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-0</text:p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>robot_exploiter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-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-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robot_liberator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2</text:p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building_precious_metal_foundry</text:p>
          </table:table-cell>
          <table:table-cell office:value-type="string">
            <text:p>{ special_resource_building }</text:p>
          </table:table-cell>
          <table:table-cell office:value-type="string">
            <text:p>240</text:p>
          </table:table-cell>
          <table:table-cell office:value-type="string">
            <text:p>"building_betharian_power_plant_1"</text:p>
          </table:table-cell>
          <table:table-cell office:value-type="string">
            <text:p>150</text:p>
          </table:table-cell>
          <table:table-cell office:value-type="string">
            <text:p/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sr_rare_metals</text:p>
          </table:table-cell>
          <table:table-cell office:value-type="string">
            <text:p>&gt; 0</text:p>
          </table:table-cell>
          <table:table-cell office:value-type="string">
            <text:p>900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building_chromium_foundry</text:p>
          </table:table-cell>
          <table:table-cell office:value-type="string">
            <text:p>{ special_resource_building }</text:p>
          </table:table-cell>
          <table:table-cell office:value-type="string">
            <text:p>240</text:p>
          </table:table-cell>
          <table:table-cell office:value-type="string">
            <text:p>"building_betharian_power_plant_1"</text:p>
          </table:table-cell>
          <table:table-cell office:value-type="string">
            <text:p>150</text:p>
          </table:table-cell>
          <table:table-cell office:value-type="string">
            <text:p>2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0-0</text:p>
          </table:table-cell>
          <table:table-cell office:value-type="string">
            <text:p>no</text:p>
          </table:table-cell>
          <table:table-cell office:value-type="string">
            <text:p>OCC0</text:p>
          </table:table-cell>
          <table:table-cell office:value-type="string">
            <text:p>no</text:p>
          </table:table-cell>
          <table:table-cell office:value-type="string">
            <text:p>robots_allowed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0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-0.2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sr_chromium</text:p>
          </table:table-cell>
          <table:table-cell office:value-type="string">
            <text:p>&gt; 0</text:p>
          </table:table-cell>
          <table:table-cell office:value-type="string">
            <text:p>900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0-1</text:p>
          </table:table-cell>
          <table:table-cell office:value-type="string">
            <text:p/>
          </table:table-cell>
          <table:table-cell office:value-type="string">
            <text:p>OCC1-0</text:p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>robot_exploiter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-0.2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0-2</text:p>
          </table:table-cell>
          <table:table-cell office:value-type="string">
            <text:p/>
          </table:table-cell>
          <table:table-cell office:value-type="string">
            <text:p>OCC1-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robot_liberator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-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</text:p>
          </table:table-cell>
          <table:table-cell office:value-type="string">
            <text:p>OCC0</text:p>
          </table:table-cell>
          <table:table-cell office:value-type="string">
            <text:p>no</text:p>
          </table:table-cell>
          <table:table-cell office:value-type="string">
            <text:p>robots_allowed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-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-0</text:p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>robot_exploiter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-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-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robot_liberator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2</text:p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building_spice_emporium</text:p>
          </table:table-cell>
          <table:table-cell office:value-type="string">
            <text:p>{ special_resource_building }</text:p>
          </table:table-cell>
          <table:table-cell office:value-type="string">
            <text:p>240</text:p>
          </table:table-cell>
          <table:table-cell office:value-type="string">
            <text:p>"building_betharian_power_plant_1"</text:p>
          </table:table-cell>
          <table:table-cell office:value-type="string">
            <text:p>150</text:p>
          </table:table-cell>
          <table:table-cell office:value-type="string">
            <text:p/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0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-0.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sr_exotic_spices</text:p>
          </table:table-cell>
          <table:table-cell office:value-type="string">
            <text:p>&gt; 0</text:p>
          </table:table-cell>
          <table:table-cell office:value-type="string">
            <text:p>900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</text:p>
          </table:table-cell>
          <table:table-cell office:value-type="string">
            <text:p>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2</text:p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building_archaeological_compound</text:p>
          </table:table-cell>
          <table:table-cell office:value-type="string">
            <text:p>{ special_resource_building }</text:p>
          </table:table-cell>
          <table:table-cell office:value-type="string">
            <text:p>240</text:p>
          </table:table-cell>
          <table:table-cell office:value-type="string">
            <text:p>"building_betharian_power_plant_1"</text:p>
          </table:table-cell>
          <table:table-cell office:value-type="string">
            <text:p>150</text:p>
          </table:table-cell>
          <table:table-cell office:value-type="string">
            <text:p>2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0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sr_archeological_remains</text:p>
          </table:table-cell>
          <table:table-cell office:value-type="string">
            <text:p>&gt; 0</text:p>
          </table:table-cell>
          <table:table-cell office:value-type="string">
            <text:p>9001</text:p>
          </table:table-cell>
          <table:table-cell office:value-type="string">
            <text:p>{ "tech_xeno_archaeology" }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</text:p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building_bio_reactor</text:p>
          </table:table-cell>
          <table:table-cell office:value-type="string">
            <text:p>{ special_resource_building }</text:p>
          </table:table-cell>
          <table:table-cell office:value-type="string">
            <text:p>240</text:p>
          </table:table-cell>
          <table:table-cell office:value-type="string">
            <text:p>"building_betharian_power_plant_1"</text:p>
          </table:table-cell>
          <table:table-cell office:value-type="string">
            <text:p>150</text:p>
          </table:table-cell>
          <table:table-cell office:value-type="string">
            <text:p/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sr_biofuels</text:p>
          </table:table-cell>
          <table:table-cell office:value-type="string">
            <text:p>&gt; 0</text:p>
          </table:table-cell>
          <table:table-cell office:value-type="string">
            <text:p>9001</text:p>
          </table:table-cell>
          <table:table-cell office:value-type="string">
            <text:p>{ "tech_bioreactor" }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building_bandersnatchi_compound</text:p>
          </table:table-cell>
          <table:table-cell office:value-type="string">
            <text:p>{ special_resource_building }</text:p>
          </table:table-cell>
          <table:table-cell office:value-type="string">
            <text:p>240</text:p>
          </table:table-cell>
          <table:table-cell office:value-type="string">
            <text:p>"building_betharian_power_plant_1"</text:p>
          </table:table-cell>
          <table:table-cell office:value-type="string">
            <text:p>150</text:p>
          </table:table-cell>
          <table:table-cell office:value-type="string">
            <text:p>2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0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.75</text:p>
          </table:table-cell>
          <table:table-cell office:value-type="string">
            <text:p>0.2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sr_bandersnatchi</text:p>
          </table:table-cell>
          <table:table-cell office:value-type="string">
            <text:p>&gt; 0</text:p>
          </table:table-cell>
          <table:table-cell office:value-type="string">
            <text:p>9001</text:p>
          </table:table-cell>
          <table:table-cell office:value-type="string">
            <text:p>{ "tech_alien_life_studies" }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3</text:p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building_bandersnatchi_hypodrome</text:p>
          </table:table-cell>
          <table:table-cell office:value-type="string">
            <text:p>{ special_resource_building }</text:p>
          </table:table-cell>
          <table:table-cell office:value-type="string">
            <text:p>240</text:p>
          </table:table-cell>
          <table:table-cell office:value-type="string">
            <text:p>"building_betharian_power_plant_1"</text:p>
          </table:table-cell>
          <table:table-cell office:value-type="string">
            <text:p>150</text:p>
          </table:table-cell>
          <table:table-cell office:value-type="string">
            <text:p/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</text:p>
          </table:table-cell>
          <table:table-cell office:value-type="string">
            <text:p/>
          </table:table-cell>
          <table:table-cell office:value-type="string">
            <text:p>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3</text:p>
          </table:table-cell>
          <table:table-cell office:value-type="string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-20</text:p>
          </table:table-cell>
          <table:table-cell office:value-type="string">
            <text:p>0.0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sr_bandersnatchi</text:p>
          </table:table-cell>
          <table:table-cell office:value-type="string">
            <text:p>&gt; 0</text:p>
          </table:table-cell>
          <table:table-cell office:value-type="string">
            <text:p>9001</text:p>
          </table:table-cell>
          <table:table-cell office:value-type="string">
            <text:p>{ "tech_alien_life_studies" }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wner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-20</text:p>
          </table:table-cell>
          <table:table-cell office:value-type="string">
            <text:p>0.1</text:p>
          </table:table-cell>
          <table:table-cell office:value-type="string">
            <text:p>0.2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building_betharian_plant</text:p>
          </table:table-cell>
          <table:table-cell office:value-type="string">
            <text:p>{ special_resource_building }</text:p>
          </table:table-cell>
          <table:table-cell office:value-type="string">
            <text:p>240</text:p>
          </table:table-cell>
          <table:table-cell office:value-type="string">
            <text:p>"building_betharian_power_plant_1"</text:p>
          </table:table-cell>
          <table:table-cell office:value-type="string">
            <text:p>150</text:p>
          </table:table-cell>
          <table:table-cell office:value-type="string">
            <text:p/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sr_betharian_stone</text:p>
          </table:table-cell>
          <table:table-cell office:value-type="string">
            <text:p>&gt; 0</text:p>
          </table:table-cell>
          <table:table-cell office:value-type="string">
            <text:p>9001</text:p>
          </table:table-cell>
          <table:table-cell office:value-type="string">
            <text:p>{ "tech_mine_betharian" }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building_engos_purifier</text:p>
          </table:table-cell>
          <table:table-cell office:value-type="string">
            <text:p>{ special_resource_building }</text:p>
          </table:table-cell>
          <table:table-cell office:value-type="string">
            <text:p>240</text:p>
          </table:table-cell>
          <table:table-cell office:value-type="string">
            <text:p>"building_betharian_power_plant_1"</text:p>
          </table:table-cell>
          <table:table-cell office:value-type="string">
            <text:p>150</text:p>
          </table:table-cell>
          <table:table-cell office:value-type="string">
            <text:p/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0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.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sr_engos_vapor</text:p>
          </table:table-cell>
          <table:table-cell office:value-type="string">
            <text:p>&gt; 0</text:p>
          </table:table-cell>
          <table:table-cell office:value-type="string">
            <text:p>9001</text:p>
          </table:table-cell>
          <table:table-cell office:value-type="string">
            <text:p>{ "tech_mine_engos" }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</text:p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building_pitharan_harvester</text:p>
          </table:table-cell>
          <table:table-cell office:value-type="string">
            <text:p>{ special_resource_building }</text:p>
          </table:table-cell>
          <table:table-cell office:value-type="string">
            <text:p>240</text:p>
          </table:table-cell>
          <table:table-cell office:value-type="string">
            <text:p>"building_betharian_power_plant_1"</text:p>
          </table:table-cell>
          <table:table-cell office:value-type="string">
            <text:p>150</text:p>
          </table:table-cell>
          <table:table-cell office:value-type="string">
            <text:p>2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0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-5.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sr_pitharan_dust</text:p>
          </table:table-cell>
          <table:table-cell office:value-type="string">
            <text:p>&gt; 0</text:p>
          </table:table-cell>
          <table:table-cell office:value-type="string">
            <text:p>9001</text:p>
          </table:table-cell>
          <table:table-cell office:value-type="string">
            <text:p>{ "tech_mine_pitharan" }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</text:p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building_satramene_concentrator</text:p>
          </table:table-cell>
          <table:table-cell office:value-type="string">
            <text:p>{ special_resource_building }</text:p>
          </table:table-cell>
          <table:table-cell office:value-type="string">
            <text:p>240</text:p>
          </table:table-cell>
          <table:table-cell office:value-type="string">
            <text:p>"building_betharian_power_plant_1"</text:p>
          </table:table-cell>
          <table:table-cell office:value-type="string">
            <text:p>150</text:p>
          </table:table-cell>
          <table:table-cell office:value-type="string">
            <text:p>2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0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.0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.2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sr_satramene_gas</text:p>
          </table:table-cell>
          <table:table-cell office:value-type="string">
            <text:p>&gt; 0</text:p>
          </table:table-cell>
          <table:table-cell office:value-type="string">
            <text:p>9001</text:p>
          </table:table-cell>
          <table:table-cell office:value-type="string">
            <text:p>{ "tech_mine_satramene" }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.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.2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2</text:p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.0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building_hivaron_dispensary</text:p>
          </table:table-cell>
          <table:table-cell office:value-type="string">
            <text:p>{ special_resource_building }</text:p>
          </table:table-cell>
          <table:table-cell office:value-type="string">
            <text:p>240</text:p>
          </table:table-cell>
          <table:table-cell office:value-type="string">
            <text:p>"building_betharian_power_plant_1"</text:p>
          </table:table-cell>
          <table:table-cell office:value-type="string">
            <text:p>150</text:p>
          </table:table-cell>
          <table:table-cell office:value-type="string">
            <text:p>2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slavery_allowed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.15</text:p>
          </table:table-cell>
          <table:table-cell office:value-type="string">
            <text:p>-0.1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sr_hivaron_stone</text:p>
          </table:table-cell>
          <table:table-cell office:value-type="string">
            <text:p>&gt; 0</text:p>
          </table:table-cell>
          <table:table-cell office:value-type="string">
            <text:p>9001</text:p>
          </table:table-cell>
          <table:table-cell office:value-type="string">
            <text:p>{ "tech_hivaron_purification" }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wner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slavery_not_allowed</text:p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.25</text:p>
          </table:table-cell>
          <table:table-cell office:value-type="string">
            <text:p/>
          </table:table-cell>
          <table:table-cell office:value-type="string">
            <text:p>0.2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slavery_livestock</text:p>
          </table:table-cell>
          <table:table-cell office:value-type="string">
            <text:p>purge_processing</text:p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slavery_livestock</text:p>
          </table:table-cell>
          <table:table-cell office:value-type="string">
            <text:p>purge_processing</text:p>
          </table:table-cell>
          <table:table-cell office:value-type="string">
            <text:p>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building_hivaron_farm</text:p>
          </table:table-cell>
          <table:table-cell office:value-type="string">
            <text:p>{ special_resource_building }</text:p>
          </table:table-cell>
          <table:table-cell office:value-type="string">
            <text:p>240</text:p>
          </table:table-cell>
          <table:table-cell office:value-type="string">
            <text:p>"building_betharian_power_plant_1"</text:p>
          </table:table-cell>
          <table:table-cell office:value-type="string">
            <text:p>150</text:p>
          </table:table-cell>
          <table:table-cell office:value-type="string">
            <text:p>2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>slavery_not_allowed</text:p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.1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sr_hivaron_stone</text:p>
          </table:table-cell>
          <table:table-cell office:value-type="string">
            <text:p>&gt; 0</text:p>
          </table:table-cell>
          <table:table-cell office:value-type="string">
            <text:p>9001</text:p>
          </table:table-cell>
          <table:table-cell office:value-type="string">
            <text:p>{ "tech_hivaron_purification" }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wner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.1</text:p>
          </table:table-cell>
          <table:table-cell office:value-type="string">
            <text:p>0.1</text:p>
          </table:table-cell>
          <table:table-cell office:value-type="string">
            <text:p>0.2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building_hivaron_bioreactor</text:p>
          </table:table-cell>
          <table:table-cell office:value-type="string">
            <text:p>{ special_resource_building }</text:p>
          </table:table-cell>
          <table:table-cell office:value-type="string">
            <text:p>240</text:p>
          </table:table-cell>
          <table:table-cell office:value-type="string">
            <text:p>"building_betharian_power_plant_1"</text:p>
          </table:table-cell>
          <table:table-cell office:value-type="string">
            <text:p>150</text:p>
          </table:table-cell>
          <table:table-cell office:value-type="string">
            <text:p/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slavery_matrix</text:p>
          </table:table-cell>
          <table:table-cell office:value-type="string">
            <text:p>purge_matrix</text:p>
          </table:table-cell>
          <table:table-cell office:value-type="string">
            <text:p/>
          </table:table-cell>
          <table:table-cell office:value-type="string">
            <text:p>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slavery_matrix</text:p>
          </table:table-cell>
          <table:table-cell office:value-type="string">
            <text:p>purge_matrix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sr_hivaron_stone</text:p>
          </table:table-cell>
          <table:table-cell office:value-type="string">
            <text:p>&gt; 0</text:p>
          </table:table-cell>
          <table:table-cell office:value-type="string">
            <text:p>9001</text:p>
          </table:table-cell>
          <table:table-cell office:value-type="string">
            <text:p>{ "tech_hivaron_purification" }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wner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building_iron_wood_mill</text:p>
          </table:table-cell>
          <table:table-cell office:value-type="string">
            <text:p>{ special_resource_building }</text:p>
          </table:table-cell>
          <table:table-cell office:value-type="string">
            <text:p>240</text:p>
          </table:table-cell>
          <table:table-cell office:value-type="string">
            <text:p>"building_betharian_power_plant_1"</text:p>
          </table:table-cell>
          <table:table-cell office:value-type="string">
            <text:p>150</text:p>
          </table:table-cell>
          <table:table-cell office:value-type="string">
            <text:p>2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-0.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sr_iron_wood</text:p>
          </table:table-cell>
          <table:table-cell office:value-type="string">
            <text:p>&gt; 0</text:p>
          </table:table-cell>
          <table:table-cell office:value-type="string">
            <text:p>9001</text:p>
          </table:table-cell>
          <table:table-cell office:value-type="string">
            <text:p>{ "tech_ironwood_tempering" }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</text:p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.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-0.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building_terraforming_bacteria_germinator</text:p>
          </table:table-cell>
          <table:table-cell office:value-type="string">
            <text:p>{ special_resource_building }</text:p>
          </table:table-cell>
          <table:table-cell office:value-type="string">
            <text:p>240</text:p>
          </table:table-cell>
          <table:table-cell office:value-type="string">
            <text:p>"building_betharian_power_plant_1"</text:p>
          </table:table-cell>
          <table:table-cell office:value-type="string">
            <text:p>150</text:p>
          </table:table-cell>
          <table:table-cell office:value-type="string">
            <text:p>2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0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.0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-0.3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sr_terraforming_bacteria</text:p>
          </table:table-cell>
          <table:table-cell office:value-type="string">
            <text:p>&gt; 0</text:p>
          </table:table-cell>
          <table:table-cell office:value-type="string">
            <text:p>9001</text:p>
          </table:table-cell>
          <table:table-cell office:value-type="string">
            <text:p>{ "tech_programmed_xna" }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</text:p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building_zinorine_computer</text:p>
          </table:table-cell>
          <table:table-cell office:value-type="string">
            <text:p>{ special_resource_building }</text:p>
          </table:table-cell>
          <table:table-cell office:value-type="string">
            <text:p>240</text:p>
          </table:table-cell>
          <table:table-cell office:value-type="string">
            <text:p>"building_betharian_power_plant_1"</text:p>
          </table:table-cell>
          <table:table-cell office:value-type="string">
            <text:p>150</text:p>
          </table:table-cell>
          <table:table-cell office:value-type="string">
            <text:p>2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</text:p>
          </table:table-cell>
          <table:table-cell office:value-type="string">
            <text:p/>
          </table:table-cell>
          <table:table-cell office:value-type="string">
            <text:p>OCC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.1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sr_zinorine</text:p>
          </table:table-cell>
          <table:table-cell office:value-type="string">
            <text:p>&gt; 0</text:p>
          </table:table-cell>
          <table:table-cell office:value-type="string">
            <text:p>9001</text:p>
          </table:table-cell>
          <table:table-cell office:value-type="string">
            <text:p>{ "tech_molecular_computing" }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.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.1</text:p>
          </table:table-cell>
          <table:table-cell office:value-type="string">
            <text:p>0.2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building_ventium_weapons_facility</text:p>
          </table:table-cell>
          <table:table-cell office:value-type="string">
            <text:p>{ special_resource_building }</text:p>
          </table:table-cell>
          <table:table-cell office:value-type="string">
            <text:p>240</text:p>
          </table:table-cell>
          <table:table-cell office:value-type="string">
            <text:p>"building_betharian_power_plant_1"</text:p>
          </table:table-cell>
          <table:table-cell office:value-type="string">
            <text:p>150</text:p>
          </table:table-cell>
          <table:table-cell office:value-type="string">
            <text:p>2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</text:p>
          </table:table-cell>
          <table:table-cell office:value-type="string">
            <text:p>OCC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.25</text:p>
          </table:table-cell>
          <table:table-cell office:value-type="string">
            <text:p>0.25</text:p>
          </table:table-cell>
          <table:table-cell office:value-type="string">
            <text:p>0.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sr_ventium</text:p>
          </table:table-cell>
          <table:table-cell office:value-type="string">
            <text:p>&gt; 0</text:p>
          </table:table-cell>
          <table:table-cell office:value-type="string">
            <text:p>9001</text:p>
          </table:table-cell>
          <table:table-cell office:value-type="string">
            <text:p>{ "tech_ventium_enrichment" }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.33</text:p>
          </table:table-cell>
          <table:table-cell office:value-type="string">
            <text:p/>
          </table:table-cell>
          <table:table-cell office:value-type="string">
            <text:p>0.5</text:p>
          </table:table-cell>
          <table:table-cell office:value-type="string">
            <text:p>-0.25</text:p>
          </table:table-cell>
          <table:table-cell office:value-type="string">
            <text:p>0.2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building_smartmetal_energizer</text:p>
          </table:table-cell>
          <table:table-cell office:value-type="string">
            <text:p>{ special_resource_building }</text:p>
          </table:table-cell>
          <table:table-cell office:value-type="string">
            <text:p>240</text:p>
          </table:table-cell>
          <table:table-cell office:value-type="string">
            <text:p>"building_betharian_power_plant_1"</text:p>
          </table:table-cell>
          <table:table-cell office:value-type="string">
            <text:p>150</text:p>
          </table:table-cell>
          <table:table-cell office:value-type="string">
            <text:p>2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</text:p>
          </table:table-cell>
          <table:table-cell office:value-type="string">
            <text:p>OCC0-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</text:p>
          </table:table-cell>
          <table:table-cell office:value-type="string">
            <text:p/>
          </table:table-cell>
          <table:table-cell office:value-type="string">
            <text:p>OCC0</text:p>
          </table:table-cell>
          <table:table-cell office:value-type="string">
            <text:p>no</text:p>
          </table:table-cell>
          <table:table-cell office:value-type="string">
            <text:p>robots_allowed</text:p>
          </table:table-cell>
          <table:table-cell office:value-type="string">
            <text:p/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0-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0</text:p>
          </table:table-cell>
          <table:table-cell office:value-type="string">
            <text:p>no</text:p>
          </table:table-cell>
          <table:table-cell office:value-type="string">
            <text:p>no</text:p>
          </table:table-cell>
          <table:table-cell office:value-type="string">
            <text:p>robots_allowed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-0.1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.3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sr_smartmetal</text:p>
          </table:table-cell>
          <table:table-cell office:value-type="string">
            <text:p>&gt; 0</text:p>
          </table:table-cell>
          <table:table-cell office:value-type="string">
            <text:p>9001</text:p>
          </table:table-cell>
          <table:table-cell office:value-type="string">
            <text:p>{ "tech_smartmetal_reactivation" }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0-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-0</text:p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>robot_exploiter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0-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-0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>robot_exploiter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0-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-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robot_liberator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0-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-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robot_liberator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</text:p>
          </table:table-cell>
          <table:table-cell office:value-type="string">
            <text:p>robots_outlawed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-0.1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.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.3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2</text:p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building_sactajenian_distillery</text:p>
          </table:table-cell>
          <table:table-cell office:value-type="string">
            <text:p>{ special_resource_building }</text:p>
          </table:table-cell>
          <table:table-cell office:value-type="string">
            <text:p>240</text:p>
          </table:table-cell>
          <table:table-cell office:value-type="string">
            <text:p>"building_betharian_power_plant_1"</text:p>
          </table:table-cell>
          <table:table-cell office:value-type="string">
            <text:p>150</text:p>
          </table:table-cell>
          <table:table-cell office:value-type="string">
            <text:p>2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>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</text:p>
          </table:table-cell>
          <table:table-cell office:value-type="string">
            <text:p>no</text:p>
          </table:table-cell>
          <table:table-cell office:value-type="string">
            <text:p>OCC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.0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sr_sactajenian</text:p>
          </table:table-cell>
          <table:table-cell office:value-type="string">
            <text:p>&gt; 0</text:p>
          </table:table-cell>
          <table:table-cell office:value-type="string">
            <text:p>9001</text:p>
          </table:table-cell>
          <table:table-cell office:value-type="string">
            <text:p>{ "tech_sactajenian_purification" }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trait_latent_psionic</text:p>
          </table:table-cell>
          <table:table-cell office:value-type="string">
            <text:p>0.05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>OCC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.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.15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trait_psionic</text:p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office:version="1.2">
  <office:styles/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office:version="1.2">
  <office:meta>
    <meta:generator>ODFPY/1.3.6</meta:generator>
  </office:meta>
</office:document-meta>
</file>